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ManagerImpl.getConfiguration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PortalManagerImpl.processCoplet( Object [ ] loadedCoplet , XMLConsumer consumer , String notAvailableMessage , long defaultCopletTimeou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ortalManagerImpl.buildBaseProfile( Map config , boolean adminProfi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ortalManagerImpl.processCopletList( List copletList , XMLConsumer consumer , String copletNotAvailableMessage , long defaultCoplet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ManagerImpl.saveUserStatusProfile( Map profile , Map config , String role ,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ortalManagerImpl.getCopletConfiguration( String copletID , Map defaultCoplets , Map mediaCopl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ManagerImpl.createProfile( SessionContext context , String type , String role , String id , boolean adminPro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ortalManagerImpl.streamConfiguration( XMLConsumer consumer , String requestURI , String profileID , String media , String contex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rtalManagerImpl.re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Impl.getTransa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getContex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configuration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buildcopleyLayouts( SessionContext context , DocumentFragment basePro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alManagerImpl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alManagerImpl.compareAttributes( Node first , Node second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3">
            <text:p text:style-name="Table_20_Contents">4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ortalManag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ManagerImpl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alManagerImpl.loadCoplets( Element element , Map defaultCoplets , Map mediaCoplets , List copletList , boolean parallelCoplets , long defaultCopletTimeout , Element statusPro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alManagerImpl.storeProfile( String profileID , Map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alManagerImpl.sendEvents( XMLConsumer consumer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Impl.getUsers( String role , String 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rtalManagerImpl.addProfilePart( Element profileRoot , DocumentFragment delta , String deltaRootTagName , String deltaTa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alManagerImpl.buildUserProfile( Element profileRoot , Map config , String role , String id , boolean adminPro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ortalManagerImpl.streamLayoutProfile( XMLConsumer consumer , Map portalLayouts , Map copletLayouts , String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rtalManagerImpl.getReques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Manag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Impl.retrieveProfile( String profil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alManagerImpl.buildRoleProfile( Element profileRoot , Map config , String role , boolean adminPro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ortalManagerImpl.getSess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showAdminConf( XMLConsumer consumer )</text:p>
          </table:table-cell>
          <table:table-cell office:value-type="float" office:value="72">
            <text:p text:style-name="Table_20_Contents">72</text:p>
          </table:table-cell>
          <table:table-cell office:value-type="float" office:value="63">
            <text:p text:style-name="Table_20_Contents">63</text:p>
          </table:table-cell>
          <table:table-cell office:value-type="float" office:value="286">
            <text:p text:style-name="Table_20_Contents">286</text:p>
          </table:table-cell>
        </table:table-row>
        <table:table-row>
          <table:table-cell office:value-type="string">
            <text:p text:style-name="Table_20_Contents">PortalManagerImpl.getCopletElement( String copletID , String copletNr , Node [ ] miscNod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alManagerImpl.getProfile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set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alManagerImpl.loadCoplet( Element element , Map defaultCoplets , Map mediaCoplets , List copletList , boolean parallelCoplets , long defaultCopletTimeout , Element statusProfi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PortalManagerImpl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ManagerImpl.importProfileDelta( Element profileRoot , DocumentFragment delta , String deltaRootTagName , String deltaT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alManagerImpl.cleanUpCache( String type , String role , Map configuration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ortalManagerImpl.buildProfile( String type , String role , String id , boolean adminProfile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PortalManagerImpl.buildPortalLayouts( SessionContext context , DocumentFragment basePro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alManagerImpl.modifyCoplet( String requestString , SessionContext context , Map theProfile , DocumentFragment profile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88">
            <text:p text:style-name="Table_20_Contents">188</text:p>
          </table:table-cell>
        </table:table-row>
        <table:table-row>
          <table:table-cell office:value-type="string">
            <text:p text:style-name="Table_20_Contents">PortalManagerImpl.isCopletAvailable( SessionContext context , String copletID , Map defaultCoplets , Map mediaCople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alManagerImpl.checkAuthentication( Redirector redirector , String copletI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ortalManagerImpl.cacheProfile( String profileID , Map profile , Map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alManagerImpl.getCachedProfile( String profileID , Map 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rtalManagerImpl.buildProfileDelta( String type , String role , String id , boolean adminProfil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PortalManagerImpl.getID( String profil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alManagerImpl.getStatusPro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alManagerImpl.getAuthentica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buildUserStatusProfile( Element profileRoot , Map config , String role , String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rtalManagerImpl.buildTypeProfile( Map theProfile , SessionContext context , DocumentFragment baseProfi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ortalManagerImpl.getProfileID( String type , String role , String id , boolean adminPro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alManagerImpl.buildGlobalProfile( Element profileRoot , Map config , boolean adminPro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ortalManagerImpl.getIsAdminProfile( String profi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ManagerImpl.diffNode( Element baseNode , Element originalNode , List nodeStack , Element deltaEle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ortalManagerImpl.getContext( boolean cre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rtalManagerImpl.importNode( Element profile , Element del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ortalManagerImpl.setTypeInfo( DocumentFragment baseProfile , List paths , List confPath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PortalManagerImpl.getMedia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ManagerImpl.getRol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alManagerImpl.buildRunProfile( Map profileMap , SessionContext context , DocumentFragment baseProfile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67">
            <text:p text:style-name="Table_20_Contents">67</text:p>
          </table:table-cell>
          <table:table-cell office:value-type="float" office:value="222">
            <text:p text:style-name="Table_20_Contents">222</text:p>
          </table:table-cell>
        </table:table-row>
        <table:table-row>
          <table:table-cell office:value-type="string">
            <text:p text:style-name="Table_20_Contents">PortalManagerImpl.changeProfile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68">
            <text:p text:style-name="Table_20_Contents">168</text:p>
          </table:table-cell>
        </table:table-row>
        <table:table-row>
          <table:table-cell office:value-type="string">
            <text:p text:style-name="Table_20_Contents">PortalManagerImpl.diff( DocumentFragment original , DocumentFragment base , String path , Element delta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ManagerImpl.showPortal( XMLConsumer consumer , boolean configMode , boolean adminProfi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ortalManagerImpl.changeColumns( DocumentFragment profile , int oldNumber , int columnNumber , Node [ ] miscNod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ortalManagerImpl.showPortal( XMLConsumer consumer , boolean configMode , SessionContext context , Map storedProfile , String profileID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73">
            <text:p text:style-name="Table_20_Contents">73</text:p>
          </table:table-cell>
          <table:table-cell office:value-type="float" office:value="227">
            <text:p text:style-name="Table_20_Contents">227</text:p>
          </table:table-cell>
        </table:table-row>
        <table:table-row>
          <table:table-cell office:value-type="string">
            <text:p text:style-name="Table_20_Contents">PortalManagerImpl.loadResource( String resource , Source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alManagerImpl.addTypePath( List list , NodeList childs , String 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ortalManagerImpl.getType( String profi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ManagerImpl.getRole( String profi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